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Sounds like the customers behind me are
bickerin' about the most important stat out of
the four, or somethin'.</text:p>
          </table:table-cell>
          <table:table-cell table:number-columns-repeated="1020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Allow me to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along
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As if that weren't enough, the damage dealt by
“Finesse-Based Skills” is also influenced by
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were to choose the most vital among all
the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Strength is easily the most important stat, see?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er strength goes up, the power of yer
regular attacks and yer “Attack-Based Skills”
both get a boost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yer bread 'n butter of combat.
Without a doubt, it's the most essential stat
out there.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 【AC30】
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the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take in. That is to say,
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e tool merchant is selling is
a convenient item that can teleport you to the
entrance from anywhere within a 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recommend you
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rs, too? About the ghost
ship that appears somewhere off the eastern
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 be
able to leave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!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 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6T12:20:27+02:00</meta:creation-date>
    <dc:date>2020-05-16T12:20:2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